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9ff433" officeooo:paragraph-rsid="009ff433"/>
    </style:style>
    <style:style style:name="P2" style:family="paragraph" style:parent-style-name="Text_20_body">
      <style:text-properties officeooo:rsid="009a65b7" officeooo:paragraph-rsid="00a3ec07"/>
    </style:style>
    <style:style style:name="P3" style:family="paragraph" style:parent-style-name="Text_20_body">
      <style:text-properties officeooo:rsid="00a568cd" officeooo:paragraph-rsid="00a568c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rsid="005dca5f" officeooo:paragraph-rsid="0093e0d2" style:font-weight-asian="bold" style:font-weight-complex="bold"/>
    </style:style>
    <style:style style:name="P6" style:family="paragraph" style:parent-style-name="Text_20_body">
      <style:text-properties fo:font-weight="bold" officeooo:rsid="00d127e8" officeooo:paragraph-rsid="00d127e8" style:font-weight-asian="bold" style:font-weight-complex="bold"/>
    </style:style>
    <style:style style:name="P7" style:family="paragraph" style:parent-style-name="Text_20_body">
      <style:text-properties officeooo:paragraph-rsid="00b82b39"/>
    </style:style>
    <style:style style:name="P8" style:family="paragraph" style:parent-style-name="Text_20_body">
      <style:text-properties officeooo:paragraph-rsid="0090f018"/>
    </style:style>
    <style:style style:name="P9" style:family="paragraph" style:parent-style-name="Text_20_body">
      <style:text-properties officeooo:rsid="00beaa0b" officeooo:paragraph-rsid="00beaa0b"/>
    </style:style>
    <style:style style:name="P10" style:family="paragraph" style:parent-style-name="Text_20_body">
      <style:text-properties officeooo:paragraph-rsid="00a59f5a"/>
    </style:style>
    <style:style style:name="P11" style:family="paragraph" style:parent-style-name="Text_20_body">
      <style:text-properties officeooo:rsid="00b82b39" officeooo:paragraph-rsid="00d1379e"/>
    </style:style>
    <style:style style:name="P12" style:family="paragraph" style:parent-style-name="Text_20_body">
      <style:text-properties officeooo:rsid="00bf70d9" officeooo:paragraph-rsid="00a15635"/>
    </style:style>
    <style:style style:name="P13" style:family="paragraph" style:parent-style-name="Text_20_body">
      <style:text-properties officeooo:rsid="00cd574d" officeooo:paragraph-rsid="00cd574d"/>
    </style:style>
    <style:style style:name="P14" style:family="paragraph" style:parent-style-name="Text_20_body">
      <style:text-properties officeooo:paragraph-rsid="00cd574d"/>
    </style:style>
    <style:style style:name="P15" style:family="paragraph" style:parent-style-name="Text_20_body">
      <style:text-properties officeooo:paragraph-rsid="00cd6d6a"/>
    </style:style>
    <style:style style:name="P16" style:family="paragraph" style:parent-style-name="Text_20_body">
      <style:text-properties officeooo:rsid="00cd6d6a" officeooo:paragraph-rsid="00cd6d6a"/>
    </style:style>
    <style:style style:name="P17" style:family="paragraph" style:parent-style-name="Text_20_body">
      <style:text-properties officeooo:rsid="00cf32dd" officeooo:paragraph-rsid="00cf32dd"/>
    </style:style>
    <style:style style:name="P18" style:family="paragraph" style:parent-style-name="Text_20_body">
      <style:text-properties officeooo:paragraph-rsid="00cf32dd"/>
    </style:style>
    <style:style style:name="P19" style:family="paragraph" style:parent-style-name="Text_20_body">
      <style:text-properties officeooo:rsid="00d1379e" officeooo:paragraph-rsid="00d1379e"/>
    </style:style>
    <style:style style:name="P20" style:family="paragraph" style:parent-style-name="Text_20_body">
      <style:text-properties officeooo:rsid="00d2bf2f" officeooo:paragraph-rsid="00d2bf2f"/>
    </style:style>
    <style:style style:name="P21" style:family="paragraph" style:parent-style-name="Text_20_body">
      <style:text-properties officeooo:paragraph-rsid="00d2bf2f"/>
    </style:style>
    <style:style style:name="P22" style:family="paragraph" style:parent-style-name="Text_20_body">
      <style:text-properties officeooo:rsid="00d3b613" officeooo:paragraph-rsid="00d3b613"/>
    </style:style>
    <style:style style:name="P23" style:family="paragraph" style:parent-style-name="Standard">
      <style:text-properties officeooo:rsid="00bf70d9" officeooo:paragraph-rsid="00a15635"/>
    </style:style>
    <style:style style:name="P24" style:family="paragraph" style:parent-style-name="Text_20_body">
      <style:text-properties officeooo:rsid="00d1379e" officeooo:paragraph-rsid="00d1379e"/>
    </style:style>
    <style:style style:name="P25" style:family="paragraph" style:parent-style-name="Text_20_body">
      <style:text-properties officeooo:rsid="00d1379e" officeooo:paragraph-rsid="00d5cad5"/>
    </style:style>
    <style:style style:name="P26" style:family="paragraph" style:parent-style-name="Text_20_body">
      <style:text-properties officeooo:rsid="00cd6d6a" officeooo:paragraph-rsid="00cd6d6a"/>
    </style:style>
    <style:style style:name="P27" style:family="paragraph" style:parent-style-name="Text_20_body">
      <style:text-properties officeooo:rsid="00d127e8" officeooo:paragraph-rsid="00d3b613"/>
    </style:style>
    <style:style style:name="P28" style:family="paragraph" style:parent-style-name="Text_20_body">
      <style:text-properties officeooo:rsid="00d3f5cf" officeooo:paragraph-rsid="00d3f5cf"/>
    </style:style>
    <style:style style:name="P29" style:family="paragraph" style:parent-style-name="Text_20_body">
      <style:text-properties officeooo:paragraph-rsid="00d6ee62"/>
    </style:style>
    <style:style style:name="T1" style:family="text">
      <style:text-properties fo:font-weight="bold" style:font-weight-asian="bold" style:font-weight-complex="bold"/>
    </style:style>
    <style:style style:name="T2" style:family="text">
      <style:text-properties fo:font-weight="bold" officeooo:rsid="005ee121" style:font-weight-asian="bold" style:font-weight-complex="bold"/>
    </style:style>
    <style:style style:name="T3" style:family="text">
      <style:text-properties fo:font-weight="bold" officeooo:rsid="008be1ea" style:font-weight-asian="bold" style:font-weight-complex="bold"/>
    </style:style>
    <style:style style:name="T4" style:family="text">
      <style:text-properties fo:font-weight="bold" officeooo:rsid="0029c951" style:font-weight-asian="bold" style:font-weight-complex="bold"/>
    </style:style>
    <style:style style:name="T5" style:family="text">
      <style:text-properties fo:font-weight="bold" officeooo:rsid="00a9a07f" style:font-weight-asian="bold" style:font-weight-complex="bold"/>
    </style:style>
    <style:style style:name="T6" style:family="text">
      <style:text-properties fo:font-weight="bold" officeooo:rsid="00c08396" style:font-weight-asian="bold" style:font-weight-complex="bold"/>
    </style:style>
    <style:style style:name="T7" style:family="text">
      <style:text-properties fo:font-weight="bold" officeooo:rsid="00c1c7d4" style:font-weight-asian="bold" style:font-weight-complex="bold"/>
    </style:style>
    <style:style style:name="T8" style:family="text">
      <style:text-properties fo:font-weight="bold" officeooo:rsid="00ca560d" style:font-weight-asian="bold" style:font-weight-complex="bold"/>
    </style:style>
    <style:style style:name="T9" style:family="text">
      <style:text-properties fo:font-weight="bold" officeooo:rsid="00cc4af1" style:font-weight-asian="bold" style:font-weight-complex="bold"/>
    </style:style>
    <style:style style:name="T10" style:family="text">
      <style:text-properties fo:font-weight="bold" officeooo:rsid="00cf32dd" style:font-weight-asian="bold" style:font-weight-complex="bold"/>
    </style:style>
    <style:style style:name="T11" style:family="text">
      <style:text-properties fo:font-weight="bold" officeooo:rsid="00d2bf2f" style:font-weight-asian="bold" style:font-weight-complex="bold"/>
    </style:style>
    <style:style style:name="T12" style:family="text">
      <style:text-properties fo:font-weight="bold" officeooo:rsid="00d3b613" style:font-weight-asian="bold" style:font-weight-complex="bold"/>
    </style:style>
    <style:style style:name="T13" style:family="text">
      <style:text-properties officeooo:rsid="005ee121"/>
    </style:style>
    <style:style style:name="T14" style:family="text">
      <style:text-properties officeooo:rsid="0087521b"/>
    </style:style>
    <style:style style:name="T15" style:family="text">
      <style:text-properties officeooo:rsid="008be1ea"/>
    </style:style>
    <style:style style:name="T16" style:family="text">
      <style:text-properties officeooo:rsid="00954dec"/>
    </style:style>
    <style:style style:name="T17" style:family="text">
      <style:text-properties officeooo:rsid="009dfa9b"/>
    </style:style>
    <style:style style:name="T18" style:family="text">
      <style:text-properties officeooo:rsid="00a59f5a"/>
    </style:style>
    <style:style style:name="T19" style:family="text">
      <style:text-properties style:text-position="super 58%"/>
    </style:style>
    <style:style style:name="T20" style:family="text">
      <style:text-properties style:text-position="super 58%" officeooo:rsid="00cc4af1"/>
    </style:style>
    <style:style style:name="T21" style:family="text">
      <style:text-properties style:text-position="super 58%" officeooo:rsid="00d3b613"/>
    </style:style>
    <style:style style:name="T22" style:family="text">
      <style:text-properties style:text-position="super 58%" officeooo:rsid="00c1c7d4"/>
    </style:style>
    <style:style style:name="T23" style:family="text">
      <style:text-properties officeooo:rsid="0090f018"/>
    </style:style>
    <style:style style:name="T24" style:family="text">
      <style:text-properties fo:font-weight="normal" style:font-weight-asian="normal" style:font-weight-complex="normal"/>
    </style:style>
    <style:style style:name="T25" style:family="text">
      <style:text-properties fo:font-weight="normal" officeooo:rsid="0090f018" style:font-weight-asian="normal" style:font-weight-complex="normal"/>
    </style:style>
    <style:style style:name="T26" style:family="text">
      <style:text-properties fo:font-weight="normal" officeooo:rsid="0082d22b" style:font-weight-asian="normal" style:font-weight-complex="normal"/>
    </style:style>
    <style:style style:name="T27" style:family="text">
      <style:text-properties fo:font-weight="normal" officeooo:rsid="00ab2c09" style:font-weight-asian="normal" style:font-weight-complex="normal"/>
    </style:style>
    <style:style style:name="T28" style:family="text">
      <style:text-properties fo:font-weight="normal" officeooo:rsid="00ae870d" style:font-weight-asian="normal" style:font-weight-complex="normal"/>
    </style:style>
    <style:style style:name="T29" style:family="text">
      <style:text-properties officeooo:rsid="00bf70d9"/>
    </style:style>
    <style:style style:name="T30" style:family="text">
      <style:text-properties officeooo:rsid="00c1c7d4"/>
    </style:style>
    <style:style style:name="T31" style:family="text">
      <style:text-properties officeooo:rsid="00ca560d"/>
    </style:style>
    <style:style style:name="T32" style:family="text">
      <style:text-properties officeooo:rsid="00cc4af1"/>
    </style:style>
    <style:style style:name="T33" style:family="text">
      <style:text-properties officeooo:rsid="00cd574d"/>
    </style:style>
    <style:style style:name="T34" style:family="text">
      <style:text-properties officeooo:rsid="00cf32dd"/>
    </style:style>
    <style:style style:name="T35" style:family="text">
      <style:text-properties officeooo:rsid="00d1379e"/>
    </style:style>
    <style:style style:name="T36" style:family="text">
      <style:text-properties officeooo:rsid="00d2bf2f"/>
    </style:style>
    <style:style style:name="T37" style:family="text">
      <style:text-properties officeooo:rsid="00d3b613"/>
    </style:style>
    <style:style style:name="T38" style:family="text">
      <style:text-properties officeooo:rsid="00d3f5cf"/>
    </style:style>
    <style:style style:name="T39" style:family="text">
      <style:text-properties officeooo:rsid="00d51a23"/>
    </style:style>
    <style:style style:name="T40" style:family="text">
      <style:text-properties officeooo:rsid="00d5cad5"/>
    </style:style>
    <style:style style:name="T41" style:family="text">
      <style:text-properties officeooo:rsid="00d6ee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CB IT Stuff recording <text:span text:style-name="T14">10 March</text:span> 201<text:span text:style-name="T17">5</text:span> transmission <text:span text:style-name="T16">12 March</text:span> 201<text:span text:style-name="T17">5</text:span></text:p>
      <text:p text:style-name="P7"><text:span text:style-name="T4">[0] </text:span><text:span text:style-name="T1">Introduction</text:span></text:p>
      <text:p text:style-name="P11"><text:span text:style-name="T31">This is your</text:span> IT Stuff <text:span text:style-name="T31">for March 2015</text:span>! <text:span text:style-name="T35">With me are Kriss, Shi and Dick. One of these people is known unto Twitter as “Sir Swanky Swankalot”, and we’ll reveal who at the end of the show.</text:span></text:p>
      <text:p text:style-name="P19">In the show this time we’re mostly slagging off materialism in all its forms. You don’t hear BBC Click doing that much, do you, is it me or are they deeply in love with their licence-fee-paid-for Apples. Well, we’ll be slagging off Apple, we’ll be slagging off Lenovo and we’ll be celebrating the anniversary of Microsoft’s worst product ever. But first let’s tell you about some other nasties that have crawled out of the skirting board of technology this month. </text:p>
      <text:p text:style-name="P15"><text:span text:style-name="T2">[</text:span><text:span text:style-name="T7">2</text:span><text:span text:style-name="T2"> Min]</text:span><text:span text:style-name="T13"> Have you installed the latest utorrent, </text:span>version 3.4.2, build 28913<text:span text:style-name="T13">? Well, you’d better go and check what you’ve got, because bundled into it is something called EpicScale. And EpicScale turns out to be a bitcoin miner. It uses your electricity to create new bitcoins, and sends those bitcoins to Mister EpicScale. Got that? Your electricity -- their money. And it’s inseparable from utorrent. To get rid of it, either uninstall utorrent completely and use something else, or you can use a tool like Freefixer to get rid of EpicScale.</text:span></text:p>
      <text:p text:style-name="P16">In fact there are so many similar nasties these day, please be careful when you install something. All those things like the Ask Toolbar are nothing but nuisances, they clutter up your system and spy on you. We recommend that if anything wants to install a toolbar, don’t let it! if there’s a checkbox, clear it!</text:p>
      <text:p text:style-name="P16">Moving on, another huge source of trouble is when you buy a laptop and it’s got useless stuff preinstalled on it. The technical term for this stuff, I’m afraid, is ‘crapplets’ (sorry). This absolutely is not for your benefit - the laptop manufacturers get a monetary kickback. The first thing you should do with a new lappy is uninstall all that stuff.</text:p>
      <text:p text:style-name="P18"><text:span text:style-name="T34">However, this month it emerged that Lenovo has taken it to a whole new level. Since the middle of last year, new Lenovos have included a particularly nasty nastie called </text:span>Superfish <text:span text:style-name="T37">that can even spy on encrypted browser sessions, like your electronic banking. There was a huge backlash. Lenovo has promised to stop installing crapplets (sorry) and has published a removal tool. If you have a new Lenovo lappy and want to know more, just google Superfish.</text:span></text:p>
      <text:p text:style-name="P19">Also this month it emerged that it is possible for blu ray players to catch a dose from infected bluray discs. We are not making this up! <text:span text:style-name="T36">At the moment it’s just a matter of security research. It was revealed at a conference at Abertay university in Scotland; the conference was called “Securi-tay”.</text:span></text:p>
      <text:p text:style-name="P21"><text:span text:style-name="T11">[</text:span><text:span text:style-name="T12">6</text:span><text:span text:style-name="T11"> Min] </text:span><text:span text:style-name="T36">Loathsome Company of the Month is Apple. We heard about plans for the thinnest macbook ever (it only has one port, the adapter to give you more ports will be north of fifty squid) </text:span></text:p>
      <text:p text:style-name="P22">And we heard about plans for the Apple Watch. <text:span text:style-name="T38">It starts at ruiniusly expensive for the cheap aluminium model and goes up to eighteen grand for the solid gold model. And it doesn't work unless you have an iPhone in your pocket (or are you pleased to see me).</text:span></text:p>
      <text:p text:style-name="P28">Folks, what does a smart watch actually do? what's it useful for? does the Apple watch do anything that the others don't do? <text:s/>how long does the battery last? What sort of apps will there be?</text:p>
      <text:p text:style-name="P20">Coincidentally Apple has applied for a patent on 18 Carat Gold that contains less actual gold. How does that work, well, they water it down with some sort of ceramic crud. Nice.</text:p>
      <text:p text:style-name="P28"><text:span text:style-name="T1">[9 Min]</text:span> <text:span text:style-name="T39">A much more interesting shiney new thing is the Steam VR coming out in November, this is a 3D virtual reality helmet like the Oculus rift... but better. What's different about this new generation VR? And if you're a dvorak keyboard wierdo, check this out, chunky keyboards are a thing this month. </text:span></text:p>
      <text:p text:style-name="P22"><text:span text:style-name="T1">[11 Min]</text:span><text:span text:style-name="T24"> Other new stuff this month, Android 5.1 is on its way, and for the Raspberry Pi there are new versions of Raspbian and Noobs.</text:span></text:p>
      <text:p text:style-name="P27"><text:soft-page-break/>But now it’s time for old stuff, on Anniversary Corner!</text:p>
      <text:p text:style-name="P6">[<text:span text:style-name="T35">anniversary.wav]</text:span></text:p>
      <text:p text:style-name="P19">Celebrating this month - YouTube is ten years old! We would like to play you the YouTube Birthday Meme Supermix but it got taken down through the stupid copyright system that we’ve talked about before.</text:p>
      <text:p text:style-name="P19">So instead we are forced to celebrate, if that’s the right word, the 20<text:span text:style-name="T19">th</text:span> birthday of Microsoft Bob. That was the notorious attempt to create an interface that was more user friendly than Windows 3.1. Folks, can you help me describe Microsoft Bob for the listeners? Whatever happened to it?</text:p>
      <text:p text:style-name="P19">The other scary thing is that the project manager was Melinda French, who became Melinda Gates by marrying Bill. She’s been hugely influential from getting Bill to wash his hair regularly to the vastly funded charitable foundation that bears their names. But is that enough to erase the stain of the dancing paperclip?</text:p>
      <text:p text:style-name="P8"><text:span text:style-name="T3">[1</text:span><text:span text:style-name="T5">4</text:span><text:span text:style-name="T3"> Min]</text:span><text:span text:style-name="T15"> This is BCB Radio 106.6 FM, you’re listening to IT Stuff. <text:s/>Coming up we’ll be plugging some local events. In fact, two out of three of them are the same local events that we plugged last month.</text:span></text:p>
      <text:p text:style-name="P13"><text:span text:style-name="T3">[1</text:span><text:span text:style-name="T10">5</text:span><text:span text:style-name="T3"> Min]</text:span><text:span text:style-name="T15"> </text:span>But first here is a quick roundup of This Month In Derp.</text:p>
      <text:p text:style-name="P14"><text:span text:style-name="T33">You may remember David Cameron’s brave initiative to ban any encryption that the spooks can’t decrypt? Well, the </text:span>Parliamentary Office of Science and Technology <text:span text:style-name="T34">issued advice that stated it’s “</text:span>neither technically feasible, nor an acceptable UK policy”.</text:p>
      <text:p text:style-name="Text_20_body"><text:span text:style-name="T33">Meanwhile, Parliament’s Intelligence and Security Committee </text:span>said <text:span text:style-name="T33">more should be done to recruit middle-aged women and mothers for MI5, MI6 and GCHQ, using websites like Mumsnet. S</text:span>uch women <text:span text:style-name="T33">are</text:span> an "untapped recruitment pool", <text:span text:style-name="T33">they said. </text:span></text:p>
      <text:p text:style-name="P14"><text:span text:style-name="T33">Tech pundit and something else in his spare time Will.I.Am announced: “</text:span>Eventually 3D printing will print people. I’m not saying I agree with it, I’m just saying what’s fact based on plausible growth in technology. Unfortunately that is the reality, but at the same time it pushes humanity to have to adhere to new responsibilities. So new morals, new laws and new codes are going to have to be implemented”.</text:p>
      <text:p text:style-name="P17">Google <text:span text:style-name="T36">warned</text:span> they were going to delete all the porn sites on Blogger -- what could possibly go wrong? There was an outcry <text:span text:style-name="T36">of, errr,</text:span> “<text:span text:style-name="T36">Users”, </text:span>and within a week Google did a U-turn. The porn is saved! Hoorah!</text:p>
      <text:p text:style-name="P19">Britain’s High Court has just banned a load more websites - in fact, they more than doubled the number of banned sites in one go.</text:p>
      <text:p text:style-name="P20">And it has emerged that the American ambassador to Kenya was so snooty about the embassy’s internal IT department that he worked in the embassy’s toilets, the only place where he could connect to an unsecured network.</text:p>
      <text:p text:style-name="P25"><text:span text:style-name="T1">[1</text:span><text:span text:style-name="T11">8</text:span><text:span text:style-name="T1"> Min]</text:span> <text:span text:style-name="T40">Time to plug our upcoming local events!</text:span></text:p>
      <text:p text:style-name="P25"><text:span text:style-name="T40">There's the Bradford Coderdojo, the next one is Saturday 21st March. This is a parents and kids and coding thing, Shi, Kriss, you're involved with Coder Dojo, what happened last time?</text:span></text:p>
      <text:p text:style-name="P9">The next one will be on 2<text:span text:style-name="T37">1</text:span><text:span text:style-name="T21">st</text:span><text:span text:style-name="T37"> March from 9-30 to 12-30 </text:span><text:span text:style-name="Strong_20_Emphasis"><text:span text:style-name="T25">at the Innovation Centre Bradford,</text:span></text:span><text:span text:style-name="Strong_20_Emphasis"><text:span text:style-name="T26"> Peckover St in Little Germany</text:span></text:span><text:span text:style-name="Strong_20_Emphasis"><text:span text:style-name="T27">. Register at</text:span></text:span><text:span text:style-name="Strong_20_Emphasis"><text:span text:style-name="T26"> www.ticbradford.com/coderdojo </text:span></text:span><text:span text:style-name="Strong_20_Emphasis"><text:span text:style-name="T25">or you can email Paul Scott at </text:span></text:span><text:bookmark text:name="cloak641"/><text:a xlink:type="simple" xlink:href="mailto:bradford.uk@coderdojo.com" text:style-name="Internet_20_link" text:visited-style-name="Visited_20_Internet_20_Link"><text:span text:style-name="T23">bradford.uk@coderdojo.com</text:span></text:a></text:p>
      <text:p text:style-name="P10"><text:span text:style-name="T30">And there's also Badonkadonk, the Bradford games makers meetup every 2nd Wednesday of the month, 7pm-9pm at the Titus Salt Wetherspoons behind the Alhambra, which means that the second one will have been and gone before this show gets transmitted. Come and meet Kriss and Shi... on 8</text:span><text:span text:style-name="T22">th</text:span><text:span text:style-name="T30"> April next month! Folks, how was the last one?</text:span></text:p>
      <text:p text:style-name="P29"><text:soft-page-break/><text:span text:style-name="T12">[22 Min] </text:span><text:span text:style-name="T37">Also in the world of gaming there is GAMAYO #8, Games Makers Yorkshire which will take place in Leeds on Thursday April 30th, BUT you'll have to move quick to register that you're going. So have a look at http://ga-ma-yo-8.eventbrite.co.uk/ and get yourself down there for good times with the games makers of Yorkshire (guaranteed to be a lot more fun than the Leeds Ruby on Rails meetup).</text:span></text:p>
      <text:p text:style-name="P1"><text:span text:style-name="T41">D</text:span>etails <text:span text:style-name="T41">again!</text:span></text:p>
      <text:p text:style-name="P1">The Bradford Coder Dojo is <text:span text:style-name="T18">on 21</text:span><text:span text:style-name="T20">st</text:span><text:span text:style-name="T18"> March from 9-30 to 12-30 </text:span><text:span text:style-name="Strong_20_Emphasis"><text:span text:style-name="T25">at the Innovation Centre Bradford,</text:span></text:span><text:span text:style-name="Strong_20_Emphasis"><text:span text:style-name="T26"> Peckover St in Little Germany</text:span></text:span><text:span text:style-name="Strong_20_Emphasis"><text:span text:style-name="T27">. </text:span></text:span><text:span text:style-name="Strong_20_Emphasis"><text:span text:style-name="T28">That's </text:span></text:span><text:span text:style-name="Strong_20_Emphasis"><text:span text:style-name="T26"><text:s/>www.ticbradford.com/coderdojo</text:span></text:span></text:p>
      <text:p text:style-name="P3">The next Badonkadonk, the Bradford Games creators' meetup, <text:span text:style-name="T32">was will going to have is beened</text:span> on Wednesday <text:span text:style-name="T29">March</text:span> 11th 7 til 9 pm in the Titus Salt (in the same block as the Alhambra). That's xixs.com/badonkadonk</text:p>
      <text:p text:style-name="P23">GAMAYO #8 <text:span text:style-name="T32">is on 30</text:span><text:span text:style-name="T20">th</text:span><text:span text:style-name="T32"> April, that's http://ga-ma-yo-8.eventbrite.co.uk/</text:span></text:p>
      <text:p text:style-name="P23"/>
      <text:p text:style-name="P12">We leave you with a <text:span text:style-name="T31">catchy bit of music</text:span> by <text:span text:style-name="T31">Gong, called Occupy. It seems like most of the people I know on Google Plus have favourited this. The lyrics don’t have any rude words so I guess it could be called radio friendly. And after that, well, I doubt Screeching Weasel are into bluray. </text:span></text:p>
      <text:p text:style-name="P20">And finally, we invite Sir Swanky Swankalot to reveal all! <text:line-break/>(Please plug the new Swanky Paint release!)</text:p>
      <text:p text:style-name="P2"><text:span text:style-name="T1">[2</text:span><text:span text:style-name="T6">4</text:span><text:span text:style-name="T1"> Min]</text:span><text:span text:style-name="T5"> </text:span><text:span text:style-name="T8">March</text:span><text:span text:style-name="T6">Music.wav </text:span><text:span text:style-name="T9">(4m 47s)</text:span></text:p>
      <text:p text:style-name="P5">[29 Min 52 Sec]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5-03-11T15:18:54.110948309</dc:date>
    <meta:editing-duration>PT2H48M12S</meta:editing-duration>
    <meta:editing-cycles>30</meta:editing-cycles>
    <meta:generator>LibreOffice/4.3.5.2.0$Linux_X86_64 LibreOffice_project/430m0$Build-2</meta:generator>
    <meta:document-statistic meta:table-count="0" meta:image-count="0" meta:object-count="0" meta:page-count="3" meta:paragraph-count="41" meta:word-count="1499" meta:character-count="8608" meta:non-whitespace-character-count="7141"/>
  </office:meta>
</office:document-meta>
</file>